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24abc" officeooo:paragraph-rsid="00124abc"/>
    </style:style>
    <style:style style:name="P2" style:family="paragraph" style:parent-style-name="Standard">
      <style:paragraph-properties fo:line-height="150%"/>
      <style:text-properties fo:font-weight="bold" officeooo:rsid="00124abc" officeooo:paragraph-rsid="00124ab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I NON FUNZIONALI:</text:p>
      <text:p text:style-name="P1"><text:tab/></text:p>
      <text:p text:style-name="P1"><text:tab/><text:span text:style-name="T1">-Performance:</text:span></text:p>
      <text:p text:style-name="P1"><text:tab/><text:tab/><text:span text:style-name="T2">i)</text:span>il sistema deve supportare lo storage e il processing di 150.000 segnali;</text:p>
      <text:p text:style-name="P1"><text:tab/> <text:s text:c="2"/><text:tab/><text:span text:style-name="T2">ii)</text:span>il sistema deve riuscire a gestire l'accesso in parallelo di 50 gestori;</text:p>
      <text:p text:style-name="P1"><text:span text:style-name="T1"><text:tab/>-Scalabilità</text:span>: il sistema deve supportare future espansioni;</text:p>
      <text:p text:style-name="P1"><text:tab/><text:span text:style-name="T1">-Affidabilità</text:span>: Il sistema deve essere disponibile H24 365/anno;</text:p>
      <text:p text:style-name="P1"><text:span text:style-name="T1"><text:tab/>-Usabilità: </text:span>I gestori devono riuscire di usare il sistema senza nessuna formazione <text:tab/><text:tab/>specifica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10:23.146161878</meta:creation-date>
    <dc:date>2018-11-25T17:12:13.792124684</dc:date>
    <meta:editing-duration>PT1M51S</meta:editing-duration>
    <meta:editing-cycles>1</meta:editing-cycles>
    <meta:document-statistic meta:table-count="0" meta:image-count="0" meta:object-count="0" meta:page-count="1" meta:paragraph-count="8" meta:word-count="56" meta:character-count="417" meta:non-whitespace-character-count="354"/>
    <meta:generator>LibreOffice/5.2.7.2$Linux_X86_64 LibreOffice_project/20m0$Build-2</meta:generator>
  </office:meta>
</office:document-meta>
</file>